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2.168cm"/>
    </style:style>
    <style:style style:name="ro1" style:family="table-row">
      <style:table-row-properties style:row-height="0.496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date-style style:name="N8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803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3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office:value-type="float" office:value="3482369">
            <text:p>3482369</text:p>
          </table:table-cell>
          <table:table-cell office:value-type="string">
            <text:p>Superior</text:p>
          </table:table-cell>
          <table:table-cell table:style-name="ce1" office:value-type="date" office:date-value="2018-07-26">
            <text:p>26/07/2018</text:p>
          </table:table-cell>
          <table:table-cell table:number-columns-repeated="1021"/>
        </table:table-row>
        <table:table-row table:style-name="ro1">
          <table:table-cell office:value-type="float" office:value="1017202270">
            <text:p>1017202270</text:p>
          </table:table-cell>
          <table:table-cell office:value-type="string">
            <text:p>Colaborador</text:p>
          </table:table-cell>
          <table:table-cell table:style-name="ce1" office:value-type="date" office:date-value="2018-07-26">
            <text:p>26/07/2018</text:p>
          </table:table-cell>
          <table:table-cell table:number-columns-repeated="1021"/>
        </table:table-row>
        <table:table-row table:style-name="ro1">
          <table:table-cell office:value-type="float" office:value="3408166">
            <text:p>3408166</text:p>
          </table:table-cell>
          <table:table-cell table:number-columns-repeated="2" office:value-type="string">
            <text:p>Superior</text:p>
          </table:table-cell>
          <table:table-cell table:number-columns-repeated="1021"/>
        </table:table-row>
        <table:table-row table:style-name="ro1">
          <table:table-cell office:value-type="float" office:value="39177970">
            <text:p>39177970</text:p>
          </table:table-cell>
          <table:table-cell office:value-type="string">
            <text:p>colaborador</text:p>
          </table:table-cell>
          <table:table-cell table:style-name="ce1" office:value-type="date" office:date-value="2018-07-26">
            <text:p>26/07/2018</text:p>
          </table:table-cell>
          <table:table-cell table:number-columns-repeated="1021"/>
        </table:table-row>
        <table:table-row table:style-name="ro1">
          <table:table-cell office:value-type="float" office:value="42694327">
            <text:p>42694327</text:p>
          </table:table-cell>
          <table:table-cell office:value-type="string">
            <text:p>colaborador</text:p>
          </table:table-cell>
          <table:table-cell table:style-name="ce1" office:value-type="date" office:date-value="2018-07-26">
            <text:p>26/07/201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office:value-type="float" office:value="15373951">
            <text:p>15373951</text:p>
          </table:table-cell>
          <table:table-cell office:value-type="string">
            <text:p>colaborador</text:p>
          </table:table-cell>
          <table:table-cell table:style-name="ce1" office:value-type="date" office:date-value="2018-07-26">
            <text:p>26/07/2018</text:p>
          </table:table-cell>
          <table:table-cell table:number-columns-repeated="1021"/>
        </table:table-row>
        <table:table-row table:style-name="ro1">
          <table:table-cell office:value-type="float" office:value="3353483">
            <text:p>3353483</text:p>
          </table:table-cell>
          <table:table-cell office:value-type="string">
            <text:p>colaborador</text:p>
          </table:table-cell>
          <table:table-cell office:value-type="string">
            <text:p>Superior</text:p>
          </table:table-cell>
          <table:table-cell table:number-columns-repeated="1021"/>
        </table:table-row>
        <table:table-row table:style-name="ro1">
          <table:table-cell office:value-type="float" office:value="42694327">
            <text:p>42694327</text:p>
          </table:table-cell>
          <table:table-cell office:value-type="string">
            <text:p>colaborador</text:p>
          </table:table-cell>
          <table:table-cell office:value-type="string">
            <text:p>Superior</text:p>
          </table:table-cell>
          <table:table-cell table:number-columns-repeated="1021"/>
        </table:table-row>
        <table:table-row table:style-name="ro1">
          <table:table-cell office:value-type="float" office:value="3474215">
            <text:p>3474215</text:p>
          </table:table-cell>
          <table:table-cell table:number-columns-repeated="2" office:value-type="string">
            <text:p>Superior</text:p>
          </table:table-cell>
          <table:table-cell table:number-columns-repeated="1021"/>
        </table:table-row>
        <table:table-row table:style-name="ro1">
          <table:table-cell office:value-type="float" office:value="16892888">
            <text:p>16892888</text:p>
          </table:table-cell>
          <table:table-cell office:value-type="string">
            <text:p>colaborador</text:p>
          </table:table-cell>
          <table:table-cell office:value-type="string">
            <text:p>Superior</text:p>
          </table:table-cell>
          <table:table-cell table:number-columns-repeated="1021"/>
        </table:table-row>
        <table:table-row table:style-name="ro1">
          <table:table-cell office:value-type="float" office:value="43531787">
            <text:p>43531787</text:p>
          </table:table-cell>
          <table:table-cell office:value-type="string">
            <text:p>colaborador</text:p>
          </table:table-cell>
          <table:table-cell office:value-type="string">
            <text:p>Superior</text:p>
          </table:table-cell>
          <table:table-cell table:number-columns-repeated="1021"/>
        </table:table-row>
        <table:table-row table:style-name="ro1">
          <table:table-cell office:value-type="float" office:value="3482369">
            <text:p>3482369</text:p>
          </table:table-cell>
          <table:table-cell table:number-columns-repeated="2" office:value-type="string">
            <text:p>Superior</text:p>
          </table:table-cell>
          <table:table-cell table:number-columns-repeated="1021"/>
        </table:table-row>
        <table:table-row table:style-name="ro1">
          <table:table-cell office:value-type="float" office:value="1017202270">
            <text:p>1017202270</text:p>
          </table:table-cell>
          <table:table-cell office:value-type="string">
            <text:p>Colaborad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42694327">
            <text:p>42694327</text:p>
          </table:table-cell>
          <table:table-cell office:value-type="string">
            <text:p>Colaborador</text:p>
          </table:table-cell>
          <table:table-cell office:value-type="float" office:value="3474215">
            <text:p>3474215</text:p>
          </table:table-cell>
          <table:table-cell table:number-columns-repeated="1021"/>
        </table:table-row>
        <table:table-row table:style-name="ro1">
          <table:table-cell office:value-type="float" office:value="3408166">
            <text:p>3408166</text:p>
          </table:table-cell>
          <table:table-cell office:value-type="string">
            <text:p>Superior</text:p>
          </table:table-cell>
          <table:table-cell office:value-type="float" office:value="3474215">
            <text:p>3474215</text:p>
          </table:table-cell>
          <table:table-cell table:number-columns-repeated="1021"/>
        </table:table-row>
        <table:table-row table:style-name="ro1">
          <table:table-cell office:value-type="float" office:value="39177970">
            <text:p>39177970</text:p>
          </table:table-cell>
          <table:table-cell office:value-type="string">
            <text:p>Colaborador</text:p>
          </table:table-cell>
          <table:table-cell office:value-type="float" office:value="3474215">
            <text:p>3474215</text:p>
          </table:table-cell>
          <table:table-cell table:number-columns-repeated="1021"/>
        </table:table-row>
        <table:table-row table:style-name="ro1">
          <table:table-cell office:value-type="float" office:value="42694327">
            <text:p>42694327</text:p>
          </table:table-cell>
          <table:table-cell office:value-type="string">
            <text:p>Colaborador</text:p>
          </table:table-cell>
          <table:table-cell office:value-type="float" office:value="3474215">
            <text:p>3474215</text:p>
          </table:table-cell>
          <table:table-cell table:number-columns-repeated="1021"/>
        </table:table-row>
        <table:table-row table:style-name="ro1">
          <table:table-cell office:value-type="float" office:value="3408166">
            <text:p>3408166</text:p>
          </table:table-cell>
          <table:table-cell office:value-type="string">
            <text:p>Superi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15373951">
            <text:p>15373951</text:p>
          </table:table-cell>
          <table:table-cell office:value-type="string">
            <text:p>Colaborad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3353483">
            <text:p>3353483</text:p>
          </table:table-cell>
          <table:table-cell office:value-type="string">
            <text:p>Colaborad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office:value-type="float" office:value="3474215">
            <text:p>3474215</text:p>
          </table:table-cell>
          <table:table-cell office:value-type="string">
            <text:p>Superi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16892888">
            <text:p>16892888</text:p>
          </table:table-cell>
          <table:table-cell office:value-type="string">
            <text:p>Colaborad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43531787">
            <text:p>43531787</text:p>
          </table:table-cell>
          <table:table-cell office:value-type="string">
            <text:p>Colaborad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3482369">
            <text:p>3482369</text:p>
          </table:table-cell>
          <table:table-cell office:value-type="string">
            <text:p>Superi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1017202270">
            <text:p>1017202270</text:p>
          </table:table-cell>
          <table:table-cell office:value-type="string">
            <text:p>Colaborad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3408166">
            <text:p>3408166</text:p>
          </table:table-cell>
          <table:table-cell office:value-type="string">
            <text:p>Superi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39177970">
            <text:p>39177970</text:p>
          </table:table-cell>
          <table:table-cell office:value-type="string">
            <text:p>colaborad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42694327">
            <text:p>42694327</text:p>
          </table:table-cell>
          <table:table-cell office:value-type="string">
            <text:p>colaborad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3408166">
            <text:p>3408166</text:p>
          </table:table-cell>
          <table:table-cell office:value-type="string">
            <text:p>Superi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15373951">
            <text:p>15373951</text:p>
          </table:table-cell>
          <table:table-cell office:value-type="string">
            <text:p>colaborad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3353483">
            <text:p>3353483</text:p>
          </table:table-cell>
          <table:table-cell office:value-type="string">
            <text:p>colaborad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3474215">
            <text:p>3474215</text:p>
          </table:table-cell>
          <table:table-cell office:value-type="string">
            <text:p>Superi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16892888">
            <text:p>16892888</text:p>
          </table:table-cell>
          <table:table-cell office:value-type="string">
            <text:p>colaborad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43531787">
            <text:p>43531787</text:p>
          </table:table-cell>
          <table:table-cell office:value-type="string">
            <text:p>colaborad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>
          <table:table-cell office:value-type="float" office:value="42694327">
            <text:p>42694327</text:p>
          </table:table-cell>
          <table:table-cell office:value-type="string">
            <text:p>colaborador</text:p>
          </table:table-cell>
          <table:table-cell table:style-name="ce1" office:value-type="date" office:date-value="2018-07-25">
            <text:p>25/07/2018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CO">
      <number:number number:min-integer-digits="1"/>
    </number:number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26/07/2018</text:date>, <text:time>13:55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13:55:35.57</dc:date>
    <dc:creator>Edison Arley Higuita Higuita</dc:creator>
    <meta:generator>OpenOffice/4.1.3$Win32 OpenOffice.org_project/413m1$Build-9783</meta:generator>
    <meta:editing-duration>PT16S</meta:editing-duration>
    <meta:editing-cycles>2</meta:editing-cycles>
    <meta:document-statistic meta:table-count="3" meta:cell-count="105" meta:object-count="0"/>
  </office:meta>
</office:document-meta>
</file>